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860b0" officeooo:paragraph-rsid="001860b0"/>
    </style:style>
    <style:style style:name="P2" style:family="paragraph" style:parent-style-name="Text_20_body">
      <style:text-properties officeooo:rsid="001a185e" officeooo:paragraph-rsid="001a185e"/>
    </style:style>
    <style:style style:name="P3" style:family="paragraph" style:parent-style-name="Text_20_body" style:list-style-name="L1">
      <style:text-properties fo:font-weight="normal" officeooo:rsid="001a185e" officeooo:paragraph-rsid="001a185e" style:font-weight-asian="normal" style:font-weight-complex="normal"/>
    </style:style>
    <style:style style:name="P4" style:family="paragraph" style:parent-style-name="Heading_20_1">
      <style:text-properties officeooo:rsid="001860b0" officeooo:paragraph-rsid="001860b0"/>
    </style:style>
    <style:style style:name="P5" style:family="paragraph" style:parent-style-name="Heading_20_1">
      <style:text-properties officeooo:rsid="001e9771" officeooo:paragraph-rsid="001e9771"/>
    </style:style>
    <style:style style:name="P6" style:family="paragraph" style:parent-style-name="Title">
      <style:text-properties officeooo:rsid="001860b0" officeooo:paragraph-rsid="001860b0"/>
    </style:style>
    <style:style style:name="T1" style:family="text">
      <style:text-properties officeooo:rsid="001a185e"/>
    </style:style>
    <style:style style:name="T2" style:family="text">
      <style:text-properties officeooo:rsid="001b0350"/>
    </style:style>
    <style:style style:name="T3" style:family="text">
      <style:text-properties officeooo:rsid="001c3d3e"/>
    </style:style>
    <style:style style:name="T4" style:family="text">
      <style:text-properties officeooo:rsid="001dacb9"/>
    </style:style>
    <style:style style:name="T5"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ode</text:p>
      <text:h text:style-name="P4" text:outline-level="1">Matlab</text:h>
      <text:p text:style-name="P1">This folder contains the initial attempts to model our <text:span text:style-name="T1">system of differential equations</text:span></text:p>
      <text:h text:style-name="P5" text:outline-level="1">Modeling</text:h>
      <text:p text:style-name="P2">This folder contains all of the progress made in <text:span text:style-name="T3">the </text:span>modeling <text:span text:style-name="T2">part of my project. There are multiple versions of this model. They got changed according to what is the better symbolic representation of our system. Folder explanations will be given below</text:span></text:p>
      <text:list xml:id="list3656312226" text:style-name="L1">
        <text:list-item>
          <text:p text:style-name="P3"><text:span text:style-name="T5">CodesFrom_Khailaie2013</text:span> – <text:span text:style-name="T4">Code that replicates the model </text:span></text:p>
        </text:list-item>
        <text:list-item>
          <text:p text:style-name="P3"/>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2T18:15:17.913811068</meta:creation-date>
    <meta:generator>LibreOffice/6.0.7.3$Linux_X86_64 LibreOffice_project/00m0$Build-3</meta:generator>
    <dc:date>2019-11-23T16:54:51.916767709</dc:date>
    <meta:editing-duration>PT15M30S</meta:editing-duration>
    <meta:editing-cycles>3</meta:editing-cycles>
    <meta:document-statistic meta:table-count="0" meta:image-count="0" meta:object-count="0" meta:page-count="1" meta:paragraph-count="7" meta:word-count="66" meta:character-count="417" meta:non-whitespace-character-count="357"/>
  </office:meta>
</office:document-meta>
</file>